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8"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4539990682201517453"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3693702563819825025"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7355057360487160382"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538735180571202835"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5713751567119451795"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525304344187457630"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4635173692768094655"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7446109625356506345"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9068563325128097425"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7498713844938595455"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5583195896638815153"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519000866723065458"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8824249290944627080"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729383221912094326" text:style-name="L14">
        <text:list-item>
          <text:p text:style-name="P29">single target damage effect </text:p>
        </text:list-item>
        <text:list-item>
          <text:p text:style-name="P29">aoe damage effect DONE</text:p>
        </text:list-item>
      </text:list>
      <text:p text:style-name="P8">Fix knockdown/standup on defenders DONE</text:p>
      <text:list xml:id="list546290839106885446"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7146279935519384624"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1303629559935749061"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6877958713565671055"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9066334724403474308"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2356754197902959839"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6675240281580845059"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5266761967818286872"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8341222099924238600"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2843928175419294215"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1153082983073647867"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4928837199118917518"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5443600718259673487"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3222965508832171132"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8182596590944237548"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323871948357953476"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4052316958135704819"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949237085492236604"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820476939652683362"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286915891211707220"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2281463018070999828"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5274686667023581913"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347145996821644549"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582209905877003287"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1883822072143554825"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775626936080222293"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2555375273439523740"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3461863012239559629"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2943868700876784610"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4822297022594702262"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5897128695407984284"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7385522480772414106"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4154355099312589875"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5476783445626000149"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2332716674063006757"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1606451234012933333"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2742410487008688083"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5165956349234319222"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5050223557711858915"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839083073352827181" text:style-name="L54">
        <text:list-item>
          <text:p text:style-name="P69"><text:s/>See notes in design notes document</text:p>
        </text:list-item>
      </text:list>
      <text:p text:style-name="P4">Sprint 39: Rework Necromancer enemy (completed 28/10/19)</text:p>
      <text:list xml:id="list8130234135485367728"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6770780981188992304"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2520904987700200856" text:style-name="L57">
        <text:list-item>
          <text:p text:style-name="P72">item card looks ugly: redesign item card view DONE</text:p>
        </text:list-item>
        <text:list-item>
          <text:p text:style-name="P72">use STS card templates, or find a new card template DONE</text:p>
        </text:list-item>
      </text:list>
      <text:p text:style-name="P8"/>
      <text:list xml:id="list5005260701250766343" text:style-name="L58">
        <text:list-item>
          <text:p text:style-name="P73">find better item sprites DONE</text:p>
        </text:list-item>
      </text:list>
      <text:p text:style-name="P4">Sprint 42: Remove spell info box, implement ability info panels (completed 31/10/19)</text:p>
      <text:list xml:id="list7225811409732542720" text:style-name="L59">
        <text:list-item>
          <text:p text:style-name="P74"><text:soft-page-break/>review scripts from sci fi game</text:p>
        </text:list-item>
      </text:list>
      <text:p text:style-name="P4">Sprint 43: Reward Screen updates + UI view updates (completed 31/10/19)</text:p>
      <text:list xml:id="list5317003555117717610"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6217183414419972380"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2054709283195770124"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1187593006188547414"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3759400670465949218"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3400297200725682899"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8843759683925360866"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3375164881756058302"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6631350978303823410"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8116614173608412586"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5751308140625403823"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5902272304418631668"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1394458129645549278"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8724730106235610370"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2592585928708059058"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5386236543004995784"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1098133691990919552"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3604596878165864801"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2209073388844328931"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2283171911873163190"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981725790253845584"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7042116882368316251" text:style-name="L81">
        <text:list-item>
          <text:p text:style-name="P96">text logic also edits ability info panel text fields (just for the starting defender abilities) DONE</text:p>
        </text:list-item>
      </text:list>
      <text:p text:style-name="P8">Play Test</text:p>
      <text:list xml:id="list1003086824169352887" text:style-name="L82">
        <text:list-item>
          <text:p text:style-name="P97">Play the game and hunt/squash bugs</text:p>
        </text:list-item>
      </text:list>
      <text:p text:style-name="P8">Controls</text:p>
      <text:list xml:id="list6939831798663928868"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4315819919078015610"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8019532433793347295"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5291156304407018053"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5698807890519931991"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2999763415366859338"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275757521547215493"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3363224283293474601"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313883702618589772"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4545215718527635352"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8569156617715582452"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1471030890063331286"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7084921154508995049"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4257284099208053812"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5696772545588919631"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3563274498351311267"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2515448066617004519"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2956864479594201526"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5396671988774293392"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7395190795405999122"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3106056585903549911"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6391124598186571917"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8157047149765949479"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583222757565156488"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8777626613663372"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5933615381778550493"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4125363500396041397"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1206873293895758960"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3103290209063158507"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5852725608600099849"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643134192685958893"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1072746742133669010"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1413189180839158448"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5968175827677696490"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5489437305255911993"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6664759432750917019"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1227554560117059887"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8689296777784264029"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2165058239732356443"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7706687668052670767"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791744434375798130"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1775182438529515277"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267722948446369095"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4942313865645298598"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5503395187084964326"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1689067042598911153"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7049879788518115749"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8568364480221869183"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752067106158149859"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6876413108818630879"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2612068343411222534"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74745203295955081"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9050212566365219988"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1220547665251704047"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5747126080152352044"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5452568229503825970"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81480354520652654"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5710266291012371142"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1926534640816950170"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6884151131708578449"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3400722078842121599"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2858328200358591811"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9077641677666384876"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8952405715084098779"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3732405009881856484"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2238661959551008777"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1927684587521784521"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2360115926262869281"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8181302970303242125"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4828539876842826702"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8052417434898779679"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4382417017485140853"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7903802744208161261"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924070157222165454"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4484601483193773698"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4101145737159188872"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6543964896468704531"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657351752805572145"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817343580275474408"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8131922506172025294"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5226464227994349891"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2532969334959714346"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2311208821526166254"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7701064318898606509"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72924267670352788"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8098844349298534484"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1678194746153020698"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8570271110770929533"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6459749511394039628" text:style-name="L171">
        <text:list-item>
          <text:list>
            <text:list-item>
              <text:p text:style-name="P247">stat value texts in character data change colour if positive/negative</text:p>
            </text:list-item>
          </text:list>
        </text:list-item>
      </text:list>
      <text:p text:style-name="P8"/>
      <text:list xml:id="list2882252937335466023"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2317391269577307095" text:style-name="L173">
        <text:list-item>
          <text:p text:style-name="P227">Character Data</text:p>
          <text:list>
            <text:list-item>
              <text:p text:style-name="P248">all mouse over panel elements highlight when moused over</text:p>
            </text:list-item>
            <text:list-item>
              <text:p text:style-name="P248">plus buttons for talents don't appear unless you have points to spend</text:p>
            </text:list-item>
            <text:list-item>
              <text:p text:style-name="P248">unlocking a talent creates a mini star explosion VFX</text:p>
            </text:list-item>
            <text:list-item>
              <text:p text:style-name="P248">while dragging an ability tome, the drop box has a highlight around it</text:p>
            </text:list-item>
            <text:list-item>
              <text:p text:style-name="P248">when the ability tome is dropped and learnt, a mini start VFX explosion occurs on the drop box</text:p>
            </text:list-item>
          </text:list>
        </text:list-item>
      </text:list>
      <text:p text:style-name="P8"/>
      <text:list xml:id="list4389968551973318309" text:style-name="L174">
        <text:list-item>
          <text:p text:style-name="P228">Character Roster</text:p>
          <text:list>
            <text:list-item>
              <text:p text:style-name="P249">character roster button highlights better when moused over DONE</text:p>
            </text:list-item>
          </text:list>
        </text:list-item>
      </text:list>
      <text:list xml:id="list5589112058312475094" text:style-name="L175">
        <text:list-item>
          <text:p text:style-name="P250">Char Roster / Map Transition</text:p>
          <text:list>
            <text:list-item>
              <text:p text:style-name="P250">Char roster and world map transition from off screen north to centre screen when activated</text:p>
            </text:list-item>
          </text:list>
        </text:list-item>
      </text:list>
      <text:p text:style-name="P6">Sprint 111: Custom Character Builder System. UCM Overhaul. Items modify UCM Appearance. </text:p>
      <text:list xml:id="list3652876733931631178"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6634747160250413912" text:style-name="L177">
        <text:list-item>
          <text:p text:style-name="P216">Player Prefs</text:p>
        </text:list-item>
      </text:list>
      <text:list xml:id="list5629329336826881003"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916274457496232146" text:style-name="L179">
        <text:list-item>
          <text:p text:style-name="P218">Save Game /Load Game system</text:p>
        </text:list-item>
      </text:list>
      <text:list xml:id="list2947027849633647363"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4827948295834162119"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3444246121620136737"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2147629173328011616"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8273834834874058923"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8533236" text:continue-list="list3652876733931631178"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5219645605899751182"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612253073580698160"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1499483074085161865" text:style-name="L187">
        <text:list-item>
          <text:p text:style-name="P251">start by editing character model appearance</text:p>
        </text:list-item>
        <text:list-item>
          <text:p text:style-name="P251">create way to save entity in character maker</text:p>
        </text:list-item>
        <text:list-item>
          <text:p text:style-name="P251">create way to load entity in character maker</text:p>
        </text:list-item>
        <text:list-item>
          <text:p text:style-name="P251">create way to edit abilities, talents and weapons</text:p>
        </text:list-item>
      </text:list>
      <text:p text:style-name="P8"/>
      <text:p text:style-name="P8"/>
      <text:p text:style-name="P5">New Script Ideas</text:p>
      <text:p text:style-name="P6">CharacterPresetData</text:p>
      <text:list xml:id="list4128170093623008832" text:style-name="L188">
        <text:list-item>
          <text:list>
            <text:list-item>
              <text:p text:style-name="P252">holds all info about a characters appearance, abilities, talents, passives and items</text:p>
            </text:list-item>
            <text:list-item>
              <text:p text:style-name="P252">saving a character in the character creater screen creates one of these files</text:p>
            </text:list-item>
            <text:list-item>
              <text:p text:style-name="P252">in char select main screen, you can import one of these files</text:p>
            </text:list-item>
            <text:list-item>
              <text:p text:style-name="P252">char select main screen builds the premade origin characters out of these objects.</text:p>
              <text:list>
                <text:list-item>
                  <text:p text:style-name="P252">Also builds the custom characters</text:p>
                </text:list-item>
              </text:list>
            </text:list-item>
            <text:list-item>
              <text:p text:style-name="P252">this object type is saved in playerPrefs</text:p>
            </text:list-item>
          </text:list>
        </text:list-item>
      </text:list>
      <text:p text:style-name="P6">CharacterBuildPresetData</text:p>
      <text:list xml:id="list6003730674891038873" text:style-name="L189">
        <text:list-item>
          <text:p text:style-name="P253">holds data on abilities, and talents</text:p>
        </text:list-item>
        <text:list-item>
          <text:p text:style-name="P253">used to be auto build the combat aspect of characterPresetData objects</text:p>
          <text:list>
            <text:list-item>
              <text:p text:style-name="P253">auto builds, clothing/armor, weapons, abilities and talent point assignments</text:p>
            </text:list-item>
          </text:list>
        </text:list-item>
        <text:list-item>
          <text:p text:style-name="P253">should be an SO</text:p>
        </text:list-item>
        <text:list-item>
          <text:p text:style-name="P253"><text:soft-page-break/>doesnt have to be used</text:p>
        </text:list-item>
      </text:list>
      <text:p text:style-name="P6">CharacterPresetLibrary</text:p>
      <text:list xml:id="list3275707682352717008" text:style-name="L190">
        <text:list-item>
          <text:p text:style-name="P254">static singleton</text:p>
        </text:list-item>
        <text:list-item>
          <text:p text:style-name="P254">stored in playerPrefs</text:p>
        </text:list-item>
        <text:list-item>
          <text:p text:style-name="P254">holds all origin characters in a list</text:p>
        </text:list-item>
        <text:list-item>
          <text:p text:style-name="P254">holds all custom characters in a list (seperate from origin char list)</text:p>
        </text:list-item>
      </text:list>
      <text:p text:style-name="P6">CharacterPresetTemplate</text:p>
      <text:list xml:id="list5280333858924663469"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3427280085112254169" text:style-name="L192">
        <text:list-item>
          <text:p text:style-name="P235">New Parents and view lists</text:p>
        </text:list-item>
      </text:list>
      <text:p text:style-name="P6">Base Bodies</text:p>
      <text:list xml:id="list38519343"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8140816161895486478" text:style-name="L193">
        <text:list-item>
          <text:p text:style-name="P236">Undead Heads</text:p>
          <text:list>
            <text:list-item>
              <text:p text:style-name="P236">Undead Head 1, etc</text:p>
            </text:list-item>
          </text:list>
        </text:list-item>
      </text:list>
      <text:list xml:id="list5169982089739016721" text:style-name="L194">
        <text:list-item>
          <text:p text:style-name="P237">Orc Heads</text:p>
          <text:list>
            <text:list-item>
              <text:p text:style-name="P237">Orc Head 1, etc</text:p>
            </text:list-item>
          </text:list>
        </text:list-item>
      </text:list>
      <text:list xml:id="list8583274809489694668" text:style-name="L195">
        <text:list-item>
          <text:p text:style-name="P238">Repeated for</text:p>
          <text:list>
            <text:list-item>
              <text:p text:style-name="P238">Chest, Legs, Right arm, right hand, left arm, left hand</text:p>
            </text:list-item>
          </text:list>
        </text:list-item>
      </text:list>
      <text:list xml:id="list5307747328277737035"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7732552810546073441"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7723297240210481148" text:style-name="L198">
        <text:list-item>
          <text:p text:style-name="P255">UCM</text:p>
        </text:list-item>
        <text:list-item>
          <text:p text:style-name="P255">Appearance tab(s)</text:p>
        </text:list-item>
        <text:list-item>
          <text:p text:style-name="P255">Talent Pages</text:p>
        </text:list-item>
        <text:list-item>
          <text:p text:style-name="P255">Talent Point allocation window</text:p>
        </text:list-item>
      </text:list>
      <text:p text:style-name="P8"/>
      <text:p text:style-name="P5">Character Preset Data Object</text:p>
      <text:list xml:id="list2046992479602098888"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2392136248926758076"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7822900293625592192" text:style-name="L201">
        <text:list-item>
          <text:p text:style-name="P243">character creation page must be able to save the settings into a characterPresetData object</text:p>
        </text:list-item>
      </text:list>
      <text:p text:style-name="P9"/>
      <text:p text:style-name="P6">Data needed for loading/saving</text:p>
      <text:list xml:id="list430058123573826004" text:style-name="L202">
        <text:list-item>
          <text:p text:style-name="P244">UCM</text:p>
          <text:list>
            <text:list-item>
              <text:p text:style-name="P244">All body parts and clothing parts</text:p>
            </text:list-item>
          </text:list>
        </text:list-item>
      </text:list>
      <text:list xml:id="list166858739736523336" text:style-name="L203">
        <text:list-item>
          <text:p text:style-name="P245">Race (orc, human, etc)</text:p>
          <text:list>
            <text:list-item>
              <text:p text:style-name="P245">racial abilities/passives/traits</text:p>
            </text:list-item>
          </text:list>
        </text:list-item>
      </text:list>
      <text:list xml:id="list6046399478317610035" text:style-name="L204">
        <text:list-item>
          <text:p text:style-name="P246"><text:soft-page-break/>Combat related</text:p>
        </text:list-item>
      </text:list>
      <text:list xml:id="list38523840" text:continue-list="list166858739736523336"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8"/>
      <text:p text:style-name="P6">Sprint 111 TO DO 11/6/2020 UPDATE</text:p>
      <text:list xml:id="list6759780172197810178" text:style-name="L205">
        <text:list-item>
          <text:p text:style-name="P256">create load player made preset feature in team building screen DONE</text:p>
        </text:list-item>
        <text:list-item>
          <text:p text:style-name="P256">create load player made preset feature in char creation screen (so player can edit their character presets) DONE</text:p>
        </text:list-item>
        <text:list-item>
          <text:p text:style-name="P256">update menu character UI to show new data elements (background, race, etc)</text:p>
        </text:list-item>
        <text:list-item>
          <text:p text:style-name="P256">implement player prefs system for saving player made presets</text:p>
        </text:list-item>
        <text:list-item>
          <text:p text:style-name="P256">implement logic for building CharacterData in game from character preset data (so player can actually play the game with their custom characters + origin characters) DONE</text:p>
        </text:list-item>
        <text:list-item>
          <text:p text:style-name="P256">Replace weaponSetDataSO with just normal weapons, MH and OH weapon are selected individually</text:p>
          <text:list>
            <text:list-item>
              <text:p text:style-name="P256">update GUI in charMaker screen for this (means we have more dynamic item pairings, more scale-able)</text:p>
            </text:list-item>
          </text:list>
        </text:list-item>
        <text:list-item>
          <text:p text:style-name="P256">how to delete player made presets?</text:p>
        </text:list-item>
        <text:list-item>
          <text:p text:style-name="P256">How to fix masking issues?</text:p>
          <text:list>
            <text:list-item>
              <text:p text:style-name="P256">Old masks on activation window/char roster no longer work</text:p>
            </text:list-item>
            <text:list-item>
              <text:p text:style-name="P256">sorting layer on heads/faces is above default. This means they will always render over the UI, no matter what there order in layer value is</text:p>
            </text:list-item>
          </text:list>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3T18:30:58.05</dc:date>
    <dc:creator>Black Will</dc:creator>
    <meta:editing-duration>P3DT9H30M40S</meta:editing-duration>
    <meta:editing-cycles>46</meta:editing-cycles>
    <meta:generator>OpenOffice/4.1.6$Win32 OpenOffice.org_project/416m1$Build-9790</meta:generator>
    <meta:document-statistic meta:table-count="0" meta:image-count="0" meta:object-count="0" meta:page-count="104" meta:paragraph-count="2630" meta:word-count="19713" meta:character-count="111748"/>
  </office:meta>
</office:document-meta>
</file>